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FF000069D500001128F1DE0977.wmf" manifest:media-type=""/>
  <manifest:file-entry manifest:full-path="Pictures/20000100000069D500000F31A4BFD115.wmf" manifest:media-type=""/>
  <manifest:file-entry manifest:full-path="Pictures/200000FF000069D500000F319155ABD6.wmf" manifest:media-type=""/>
  <manifest:file-entry manifest:full-path="Pictures/200000F0000069D500000F31BA04E099.wmf" manifest:media-type=""/>
  <manifest:file-entry manifest:full-path="Pictures/2000010F000069D5000011281903EC76.wmf" manifest:media-type=""/>
  <manifest:file-entry manifest:full-path="Pictures/200000FA000069D500000F31472C13BC.wmf" manifest:media-type=""/>
  <manifest:file-entry manifest:full-path="Pictures/200000FF000069D500001128211ACD49.wmf" manifest:media-type=""/>
  <manifest:file-entry manifest:full-path="Pictures/20000115000069D50000159ACCF44F03.wmf" manifest:media-type=""/>
  <manifest:file-entry manifest:full-path="Pictures/200000F8000069D500001128FE1FB738.wmf" manifest:media-type=""/>
  <manifest:file-entry manifest:full-path="Pictures/20000111000069D50000159A6333AD60.wmf" manifest:media-type=""/>
  <manifest:file-entry manifest:full-path="Pictures/2000010A000069D50000159A7CE982EA.wmf" manifest:media-type=""/>
  <manifest:file-entry manifest:full-path="Pictures/200000F4000069D500000F3191DD86B0.wmf" manifest:media-type=""/>
  <manifest:file-entry manifest:full-path="Pictures/20000109000069D50000159A8DC9DCA9.wmf" manifest:media-type=""/>
  <manifest:file-entry manifest:full-path="Pictures/2000003F000069D5000018B4684BF7DA.wmf" manifest:media-type=""/>
  <manifest:file-entry manifest:full-path="Pictures/200000F9000069D500001128075ACA2A.wmf" manifest:media-type=""/>
  <manifest:file-entry manifest:full-path="Pictures/20000114000069D50000159A661F9848.wmf" manifest:media-type=""/>
  <manifest:file-entry manifest:full-path="Pictures/20000104000069D50000159A9AD364FA.wmf" manifest:media-type=""/>
  <manifest:file-entry manifest:full-path="Pictures/200000F1000069D5000011282D006A74.wmf" manifest:media-type=""/>
  <manifest:file-entry manifest:full-path="Pictures/20000100000069D500001128914AC582.wmf" manifest:media-type=""/>
  <manifest:file-entry manifest:full-path="Pictures/2000010B000069D500001128A2BADC79.wmf" manifest:media-type=""/>
  <manifest:file-entry manifest:full-path="Pictures/200000FC000069D500001128A01290AD.wmf" manifest:media-type=""/>
  <manifest:file-entry manifest:full-path="Pictures/200000EF000069D500000F311FF2F71D.wmf" manifest:media-type=""/>
  <manifest:file-entry manifest:full-path="Pictures/20000103000069D5000011283D360FF6.wmf" manifest:media-type=""/>
  <manifest:file-entry manifest:full-path="Pictures/200000F6000069D5000011286C13D69F.wmf" manifest:media-type=""/>
  <manifest:file-entry manifest:full-path="Pictures/20000108000069D50000159A59585E73.wmf" manifest:media-type=""/>
  <manifest:file-entry manifest:full-path="Pictures/2000010A000069D50000159AEFB59955.wmf" manifest:media-type=""/>
  <manifest:file-entry manifest:full-path="Pictures/200000FB000069D500000F31CC43F4A8.wmf" manifest:media-type=""/>
  <manifest:file-entry manifest:full-path="Pictures/20000110000069D50000159A37FFEA5F.wmf" manifest:media-type=""/>
  <manifest:file-entry manifest:full-path="Pictures/2000003D000069D5000019A26F99867F.wmf" manifest:media-type=""/>
  <manifest:file-entry manifest:full-path="Pictures/200000FF000069D5000011280113699B.wmf" manifest:media-type=""/>
  <manifest:file-entry manifest:full-path="Pictures/20000106000069D500001128C2FCDD4A.wmf" manifest:media-type=""/>
  <manifest:file-entry manifest:full-path="Pictures/200000FA000069D50000112899695759.wmf" manifest:media-type=""/>
  <manifest:file-entry manifest:full-path="Pictures/2000003E000069D5000019A225AA799B.wmf" manifest:media-type=""/>
  <manifest:file-entry manifest:full-path="Pictures/20000054000069D50000112849FC1404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fo:text-align="center" style:justify-single-word="false" style:text-autospace="none"/>
    </style:style>
    <style:style style:name="P3" style:family="paragraph" style:parent-style-name="Standard">
      <style:paragraph-properties style:text-autospace="none"/>
      <style:text-properties fo:color="#000000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ff"/>
    </style:style>
    <style:style style:name="P5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fo:language="pt" fo:country="BR"/>
    </style:style>
    <style:style style:name="T1" style:family="text">
      <style:text-properties fo:color="#000000"/>
    </style:style>
    <style:style style:name="T2" style:family="text">
      <style:text-properties fo:color="#000000" fo:language="pt" fo:country="BR"/>
    </style:style>
    <style:style style:name="T3" style:family="text">
      <style:text-properties fo:color="#000000" fo:language="lt" fo:country="LT"/>
    </style:style>
    <style:style style:name="T4" style:family="text">
      <style:text-properties fo:color="#000000" fo:language="fr" fo:country="FR"/>
    </style:style>
    <style:style style:name="T5" style:family="text">
      <style:text-properties fo:language="pt" fo:country="BR"/>
    </style:style>
    <style:style style:name="T6" style:family="text">
      <style:text-properties fo:language="fr" fo:country="FR"/>
    </style:style>
    <style:style style:name="fr1" style:family="graphic" style:parent-style-name="Graphics">
      <style:graphic-properties fo:margin-left="0in" fo:margin-right="0in" style:vertical-pos="middle" style:vertical-rel="tex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tematinio modeliavimo laboratorinis darbas Nr. 3. </text:p>
      <text:p text:style-name="P2"><text:span text:style-name="T2">Furjė metodu i</text:span><text:span text:style-name="T3">šspręsti kraštinį uždavinį </text:span><text:span text:style-name="T2"><text:s/>šilumos laidumo <text:s/>lygčiai</text:span></text:p>
      <text:p text:style-name="P2"><text:span text:style-name="T1"><draw:frame draw:style-name="fr1" draw:name="Image1" text:anchor-type="as-char" svg:width="1.7291in" svg:height="0.2811in" draw:z-index="0"><draw:image xlink:href="Pictures/20000054000069D50000112849FC1404.wmf" xlink:type="simple" xlink:show="embed" xlink:actuate="onLoad"/></draw:frame></text:span><text:span text:style-name="T2">, <text:s/>0&lt;x&lt;l, 0&lt;t&lt;T</text:span></text:p>
      <text:p text:style-name="P2"><text:span text:style-name="T1"><draw:frame draw:style-name="fr1" draw:name="Image2" text:anchor-type="as-char" svg:width="1in" svg:height="0.2291in" draw:z-index="1"><draw:image xlink:href="Pictures/2000003F000069D5000018B4684BF7DA.wmf" xlink:type="simple" xlink:show="embed" xlink:actuate="onLoad"/></draw:frame></text:span><text:span text:style-name="T4">, 0&lt;x&lt;l, </text:span></text:p>
      <text:p text:style-name="P2"><text:span text:style-name="T1"><draw:frame draw:style-name="fr1" draw:name="Image3" text:anchor-type="as-char" svg:width="0.9583in" svg:height="0.2291in" draw:z-index="2"><draw:image xlink:href="Pictures/2000003E000069D5000019A225AA799B.wmf" xlink:type="simple" xlink:show="embed" xlink:actuate="onLoad"/></draw:frame></text:span><text:span text:style-name="T4">, 0&lt;t&lt;T,</text:span></text:p>
      <text:p text:style-name="P2"><text:span text:style-name="T1"><draw:frame draw:style-name="fr1" draw:name="Image4" text:anchor-type="as-char" svg:width="0.9583in" svg:height="0.2291in" draw:z-index="3"><draw:image xlink:href="Pictures/2000003D000069D5000019A26F99867F.wmf" xlink:type="simple" xlink:show="embed" xlink:actuate="onLoad"/></draw:frame></text:span><text:span text:style-name="T4">, 0&lt;t&lt;T,</text:span></text:p>
      <text:p text:style-name="P1"><text:span text:style-name="T4">Turėti veikiančią programą kokio nors matematinio paketo aplinkoje. Nubrėžti sprendinio grafiką. </text:span><text:span text:style-name="T1">Apskaičiuoti sprendinio reikšmę taške x=0.5, t=2 ;</text:span></text:p>
      <text:p text:style-name="P4"><draw:frame draw:style-name="fr1" draw:name="Image5" text:anchor-type="as-char" svg:width="4.0417in" svg:height="0.6563in" draw:z-index="4"><draw:image xlink:href="Pictures/200000F9000069D500001128075ACA2A.wmf" xlink:type="simple" xlink:show="embed" xlink:actuate="onLoad"/></draw:frame></text:p>
      <text:p text:style-name="P4"><draw:frame draw:style-name="fr1" draw:name="Image6" text:anchor-type="as-char" svg:width="4.0417in" svg:height="0.8228in" draw:z-index="5"><draw:image xlink:href="Pictures/20000104000069D50000159A9AD364FA.wmf" xlink:type="simple" xlink:show="embed" xlink:actuate="onLoad"/></draw:frame></text:p>
      <text:p text:style-name="P4"><draw:frame draw:style-name="fr1" draw:name="Image7" text:anchor-type="as-char" svg:width="4.0417in" svg:height="0.6563in" draw:z-index="6"><draw:image xlink:href="Pictures/200000FC000069D500001128A01290AD.wmf" xlink:type="simple" xlink:show="embed" xlink:actuate="onLoad"/></draw:frame></text:p>
      <text:p text:style-name="P4"><draw:frame draw:style-name="fr1" draw:name="Image8" text:anchor-type="as-char" svg:width="4.0417in" svg:height="0.6563in" draw:z-index="7"><draw:image xlink:href="Pictures/20000100000069D500001128914AC582.wmf" xlink:type="simple" xlink:show="embed" xlink:actuate="onLoad"/></draw:frame></text:p>
      <text:p text:style-name="P4"><draw:frame draw:style-name="fr1" draw:name="Image9" text:anchor-type="as-char" svg:width="4.0417in" svg:height="0.6563in" draw:z-index="8"><draw:image xlink:href="Pictures/200000F6000069D5000011286C13D69F.wmf" xlink:type="simple" xlink:show="embed" xlink:actuate="onLoad"/></draw:frame></text:p>
      <text:p text:style-name="P4"><draw:frame draw:style-name="fr1" draw:name="Image10" text:anchor-type="as-char" svg:width="4.0417in" svg:height="0.8228in" draw:z-index="9"><draw:image xlink:href="Pictures/20000114000069D50000159A661F9848.wmf" xlink:type="simple" xlink:show="embed" xlink:actuate="onLoad"/></draw:frame></text:p>
      <text:p text:style-name="P4"><draw:frame draw:style-name="fr1" draw:name="Image11" text:anchor-type="as-char" svg:width="4.0417in" svg:height="0.8228in" draw:z-index="10"><draw:image xlink:href="Pictures/20000110000069D50000159A37FFEA5F.wmf" xlink:type="simple" xlink:show="embed" xlink:actuate="onLoad"/></draw:frame></text:p>
      <text:p text:style-name="P4"><draw:frame draw:style-name="fr1" draw:name="Image12" text:anchor-type="as-char" svg:width="4.0417in" svg:height="0.8228in" draw:z-index="11"><draw:image xlink:href="Pictures/2000010A000069D50000159AEFB59955.wmf" xlink:type="simple" xlink:show="embed" xlink:actuate="onLoad"/></draw:frame></text:p>
      <text:p text:style-name="P4"><draw:frame draw:style-name="fr1" draw:name="Image13" text:anchor-type="as-char" svg:width="4.0417in" svg:height="0.6563in" draw:z-index="12"><draw:image xlink:href="Pictures/20000103000069D5000011283D360FF6.wmf" xlink:type="simple" xlink:show="embed" xlink:actuate="onLoad"/></draw:frame></text:p>
      <text:p text:style-name="P4"><text:soft-page-break/><draw:frame draw:style-name="fr1" draw:name="Image14" text:anchor-type="as-char" svg:width="4.0417in" svg:height="0.8228in" draw:z-index="13"><draw:image xlink:href="Pictures/20000109000069D50000159A8DC9DCA9.wmf" xlink:type="simple" xlink:show="embed" xlink:actuate="onLoad"/></draw:frame></text:p>
      <text:p text:style-name="P4"><draw:frame draw:style-name="fr1" draw:name="Image15" text:anchor-type="as-char" svg:width="4.0417in" svg:height="0.5728in" draw:z-index="14"><draw:image xlink:href="Pictures/200000F4000069D500000F3191DD86B0.wmf" xlink:type="simple" xlink:show="embed" xlink:actuate="onLoad"/></draw:frame></text:p>
      <text:p text:style-name="P4"><draw:frame draw:style-name="fr1" draw:name="Image16" text:anchor-type="as-char" svg:width="4.0417in" svg:height="0.6563in" draw:z-index="15"><draw:image xlink:href="Pictures/2000010F000069D5000011281903EC76.wmf" xlink:type="simple" xlink:show="embed" xlink:actuate="onLoad"/></draw:frame></text:p>
      <text:p text:style-name="P4"><draw:frame draw:style-name="fr1" draw:name="Image17" text:anchor-type="as-char" svg:width="4.0417in" svg:height="0.6563in" draw:z-index="16"><draw:image xlink:href="Pictures/200000FF000069D5000011280113699B.wmf" xlink:type="simple" xlink:show="embed" xlink:actuate="onLoad"/></draw:frame></text:p>
      <text:p text:style-name="P4"><draw:frame draw:style-name="fr1" draw:name="Image18" text:anchor-type="as-char" svg:width="4.0417in" svg:height="0.6563in" draw:z-index="17"><draw:image xlink:href="Pictures/2000010B000069D500001128A2BADC79.wmf" xlink:type="simple" xlink:show="embed" xlink:actuate="onLoad"/></draw:frame></text:p>
      <text:p text:style-name="P4"><draw:frame draw:style-name="fr1" draw:name="Image19" text:anchor-type="as-char" svg:width="4.0417in" svg:height="0.8228in" draw:z-index="18"><draw:image xlink:href="Pictures/20000111000069D50000159A6333AD60.wmf" xlink:type="simple" xlink:show="embed" xlink:actuate="onLoad"/></draw:frame></text:p>
      <text:p text:style-name="P4"><draw:frame draw:style-name="fr1" draw:name="Image20" text:anchor-type="as-char" svg:width="4.0417in" svg:height="0.6563in" draw:z-index="19"><draw:image xlink:href="Pictures/200000F8000069D500001128FE1FB738.wmf" xlink:type="simple" xlink:show="embed" xlink:actuate="onLoad"/></draw:frame></text:p>
      <text:p text:style-name="P4"><draw:frame draw:style-name="fr1" draw:name="Image21" text:anchor-type="as-char" svg:width="4.0417in" svg:height="0.8228in" draw:z-index="20"><draw:image xlink:href="Pictures/20000108000069D50000159A59585E73.wmf" xlink:type="simple" xlink:show="embed" xlink:actuate="onLoad"/></draw:frame></text:p>
      <text:p text:style-name="P4"><draw:frame draw:style-name="fr1" draw:name="Image22" text:anchor-type="as-char" svg:width="4.0417in" svg:height="0.8228in" draw:z-index="21"><draw:image xlink:href="Pictures/2000010A000069D50000159A7CE982EA.wmf" xlink:type="simple" xlink:show="embed" xlink:actuate="onLoad"/></draw:frame></text:p>
      <text:p text:style-name="P4"><draw:frame draw:style-name="fr1" draw:name="Image23" text:anchor-type="as-char" svg:width="4.0417in" svg:height="0.8228in" draw:z-index="22"><draw:image xlink:href="Pictures/20000115000069D50000159ACCF44F03.wmf" xlink:type="simple" xlink:show="embed" xlink:actuate="onLoad"/></draw:frame></text:p>
      <text:p text:style-name="P4"><draw:frame draw:style-name="fr1" draw:name="Image24" text:anchor-type="as-char" svg:width="4.0417in" svg:height="0.6563in" draw:z-index="23"><draw:image xlink:href="Pictures/200000FF000069D500001128211ACD49.wmf" xlink:type="simple" xlink:show="embed" xlink:actuate="onLoad"/></draw:frame></text:p>
      <text:p text:style-name="P4"><draw:frame draw:style-name="fr1" draw:name="Image25" text:anchor-type="as-char" svg:width="4.0417in" svg:height="0.6563in" draw:z-index="24"><draw:image xlink:href="Pictures/200000F1000069D5000011282D006A74.wmf" xlink:type="simple" xlink:show="embed" xlink:actuate="onLoad"/></draw:frame></text:p>
      <text:p text:style-name="P4"><text:soft-page-break/><draw:frame draw:style-name="fr1" draw:name="Image26" text:anchor-type="as-char" svg:width="4.0417in" svg:height="0.6563in" draw:z-index="25"><draw:image xlink:href="Pictures/200000FA000069D50000112899695759.wmf" xlink:type="simple" xlink:show="embed" xlink:actuate="onLoad"/></draw:frame></text:p>
      <text:p text:style-name="P4"><draw:frame draw:style-name="fr1" draw:name="Image27" text:anchor-type="as-char" svg:width="4.0417in" svg:height="0.5728in" draw:z-index="26"><draw:image xlink:href="Pictures/200000EF000069D500000F311FF2F71D.wmf" xlink:type="simple" xlink:show="embed" xlink:actuate="onLoad"/></draw:frame></text:p>
      <text:p text:style-name="P4"><draw:frame draw:style-name="fr1" draw:name="Image28" text:anchor-type="as-char" svg:width="4.0417in" svg:height="0.5728in" draw:z-index="27"><draw:image xlink:href="Pictures/200000FB000069D500000F31CC43F4A8.wmf" xlink:type="simple" xlink:show="embed" xlink:actuate="onLoad"/></draw:frame></text:p>
      <text:p text:style-name="P4"><draw:frame draw:style-name="fr1" draw:name="Image29" text:anchor-type="as-char" svg:width="4.0417in" svg:height="0.5728in" draw:z-index="28"><draw:image xlink:href="Pictures/200000FA000069D500000F31472C13BC.wmf" xlink:type="simple" xlink:show="embed" xlink:actuate="onLoad"/></draw:frame></text:p>
      <text:p text:style-name="P4"><draw:frame draw:style-name="fr1" draw:name="Image30" text:anchor-type="as-char" svg:width="4.0417in" svg:height="0.5728in" draw:z-index="29"><draw:image xlink:href="Pictures/200000F0000069D500000F31BA04E099.wmf" xlink:type="simple" xlink:show="embed" xlink:actuate="onLoad"/></draw:frame></text:p>
      <text:p text:style-name="P4"><draw:frame draw:style-name="fr1" draw:name="Image31" text:anchor-type="as-char" svg:width="4.0417in" svg:height="0.5728in" draw:z-index="30"><draw:image xlink:href="Pictures/200000FF000069D500000F319155ABD6.wmf" xlink:type="simple" xlink:show="embed" xlink:actuate="onLoad"/></draw:frame></text:p>
      <text:p text:style-name="P4"><draw:frame draw:style-name="fr1" draw:name="Image32" text:anchor-type="as-char" svg:width="4.0417in" svg:height="0.5728in" draw:z-index="31"><draw:image xlink:href="Pictures/20000100000069D500000F31A4BFD115.wmf" xlink:type="simple" xlink:show="embed" xlink:actuate="onLoad"/></draw:frame></text:p>
      <text:p text:style-name="P4"><draw:frame draw:style-name="fr1" draw:name="Image33" text:anchor-type="as-char" svg:width="4.0417in" svg:height="0.6563in" draw:z-index="32"><draw:image xlink:href="Pictures/20000106000069D500001128C2FCDD4A.wmf" xlink:type="simple" xlink:show="embed" xlink:actuate="onLoad"/></draw:frame></text:p>
      <text:p text:style-name="P4"><draw:frame draw:style-name="fr1" draw:name="Image34" text:anchor-type="as-char" svg:width="4.0417in" svg:height="0.6563in" draw:z-index="33"><draw:image xlink:href="Pictures/200000FF000069D500001128F1DE0977.wmf" xlink:type="simple" xlink:show="embed" xlink:actuate="onLoad"/></draw:frame></text:p>
      <text:p text:style-name="P3">Furjė metodo pvz. žr. </text:p>
      <text:p text:style-name="P3">http://www.maplesoft.com/applications/view.aspx?SID=3682&amp;view=htm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lt" fo:country="LT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2561" style:family="paragraph">
      <style:paragraph-properties fo:text-align="center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Maple_20_Output1" style:display-name="Maple Output1" style:family="paragraph">
      <style:paragraph-properties fo:text-align="center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Normal256" style:family="text">
      <style:text-properties fo:color="#000000"/>
    </style:style>
    <style:style style:name="_32_D_20_Output" style:display-name="2D Output" style:family="text">
      <style:text-properties fo:color="#0000ff"/>
    </style:style>
    <style:style style:name="_32_D_20_Comment" style:display-name="2D Comment" style:family="text">
      <style:text-properties fo:color="#000000"/>
    </style:style>
    <style:style style:name="Text" style:family="text">
      <style:text-properties fo:color="#000000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1811in" fo:margin-bottom="0.7874in" fo:margin-left="1.1811in" fo:margin-right="0.3937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tematinio modeliavimo laboratorinis darbas Nr</dc:title>
    <meta:initial-creator>user</meta:initial-creator>
    <meta:creation-date>2010-05-05T09:00:00</meta:creation-date>
    <dc:creator>user</dc:creator>
    <dc:date>2015-11-19T15:34:00</dc:date>
    <meta:editing-cycles>5</meta:editing-cycles>
    <meta:editing-duration>PT31M</meta:editing-duration>
    <meta:document-statistic meta:table-count="0" meta:image-count="34" meta:object-count="0" meta:page-count="3" meta:paragraph-count="39" meta:word-count="46" meta:character-count="393" meta:non-whitespace-character-count="350"/>
    <meta:generator>LibreOffice/4.4.5.2$Windows_x86 LibreOffice_project/a22f674fd25a3b6f45bdebf25400ed2adff0ff99</meta:generator>
  </office:meta>
</office:document-meta>
</file>